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144.36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68.56mm"/>
    </style:style>
    <style:style style:name="co5" style:family="table-column">
      <style:table-column-properties fo:break-before="auto" style:column-width="67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_int.png</text:p>
          </table:table-cell>
          <table:table-cell office:value-type="string" calcext:value-type="string">
            <text:p>_ext.png</text:p>
          </table:table-cell>
        </table:table-row>
        <table:table-row table:style-name="ro1">
          <table:table-cell office:value-type="string" calcext:value-type="string">
            <text:p>Coffeeangel CHQ</text:p>
          </table:table-cell>
          <table:table-cell office:value-type="string" calcext:value-type="string">
            <text:p>Sean O'Casey Bridge, Custom House Quay, Dublin, D01 KF84</text:p>
          </table:table-cell>
          <table:table-cell office:value-type="string" calcext:value-type="string">
            <text:p>coffeeangelchq</text:p>
          </table:table-cell>
          <table:table-cell table:formula="of:=CONCATENATE(&quot;/images/internal/&quot;;[.$C2];[.D$1])" office:value-type="string" office:string-value="/images/internal/coffeeangelchq_int.png" calcext:value-type="string">
            <text:p>/images/internal/coffeeangelchq_int.png</text:p>
          </table:table-cell>
          <table:table-cell table:formula="of:=CONCATENATE(&quot;/images/internal/&quot;;[.$C2];[.E$1])" office:value-type="string" office:string-value="/images/internal/coffeeangelchq_ext.png" calcext:value-type="string">
            <text:p>/images/internal/coffeeangelchq_ext.png</text:p>
          </table:table-cell>
        </table:table-row>
        <table:table-row table:style-name="ro1">
          <table:table-cell office:value-type="string" calcext:value-type="string">
            <text:p>Coffeeangel PSL</text:p>
          </table:table-cell>
          <table:table-cell office:value-type="string" calcext:value-type="string">
            <text:p>27 Pembroke Street Lower Dublin D02 T922</text:p>
          </table:table-cell>
          <table:table-cell office:value-type="string" calcext:value-type="string">
            <text:p>coffeeangelpsl</text:p>
          </table:table-cell>
          <table:table-cell table:formula="of:=CONCATENATE(&quot;/images/internal/&quot;;[.$C3];[.D$1])" office:value-type="string" office:string-value="/images/internal/coffeeangelpsl_int.png" calcext:value-type="string">
            <text:p>/images/internal/coffeeangelpsl_int.png</text:p>
          </table:table-cell>
          <table:table-cell table:formula="of:=CONCATENATE(&quot;/images/internal/&quot;;[.$C3];[.E$1])" office:value-type="string" office:string-value="/images/internal/coffeeangelpsl_ext.png" calcext:value-type="string">
            <text:p>/images/internal/coffeeangelpsl_ext.png</text:p>
          </table:table-cell>
        </table:table-row>
        <table:table-row table:style-name="ro1">
          <table:table-cell office:value-type="string" calcext:value-type="string">
            <text:p>Coffeeangel TCD</text:p>
          </table:table-cell>
          <table:table-cell office:value-type="string" calcext:value-type="string">
            <text:p>15 Leinster Street Sth, Dublin 2, D02 CY95</text:p>
          </table:table-cell>
          <table:table-cell office:value-type="string" calcext:value-type="string">
            <text:p>coffeeangeltcd</text:p>
          </table:table-cell>
          <table:table-cell table:formula="of:=CONCATENATE(&quot;/images/internal/&quot;;[.$C4];[.D$1])" office:value-type="string" office:string-value="/images/internal/coffeeangeltcd_int.png" calcext:value-type="string">
            <text:p>/images/internal/coffeeangeltcd_int.png</text:p>
          </table:table-cell>
          <table:table-cell table:formula="of:=CONCATENATE(&quot;/images/internal/&quot;;[.$C4];[.E$1])" office:value-type="string" office:string-value="/images/internal/coffeeangeltcd_ext.png" calcext:value-type="string">
            <text:p>/images/internal/coffeeangeltcd_ext.png</text:p>
          </table:table-cell>
        </table:table-row>
        <table:table-row table:style-name="ro1">
          <table:table-cell office:value-type="string" calcext:value-type="string">
            <text:p>Coffeeangel NWQ</text:p>
          </table:table-cell>
          <table:table-cell office:value-type="string" calcext:value-type="string">
            <text:p>North Wall Quay, facing the new National Conference Centre</text:p>
          </table:table-cell>
          <table:table-cell office:value-type="string" calcext:value-type="string">
            <text:p>coffeeangelnwq</text:p>
          </table:table-cell>
          <table:table-cell table:formula="of:=CONCATENATE(&quot;/images/internal/&quot;;[.$C5];[.D$1])" office:value-type="string" office:string-value="/images/internal/coffeeangelnwq_int.png" calcext:value-type="string">
            <text:p>/images/internal/coffeeangelnwq_int.png</text:p>
          </table:table-cell>
          <table:table-cell table:formula="of:=CONCATENATE(&quot;/images/internal/&quot;;[.$C5];[.E$1])" office:value-type="string" office:string-value="/images/internal/coffeeangelnwq_ext.png" calcext:value-type="string">
            <text:p>/images/internal/coffeeangelnwq_ext.png</text:p>
          </table:table-cell>
        </table:table-row>
        <table:table-row table:style-name="ro1">
          <table:table-cell office:value-type="string" calcext:value-type="string">
            <text:p>Coffeeangel SAS</text:p>
          </table:table-cell>
          <table:table-cell office:value-type="string" calcext:value-type="string">
            <text:p>16 South Anne Street Dublin D02 VF29</text:p>
          </table:table-cell>
          <table:table-cell office:value-type="string" calcext:value-type="string">
            <text:p>coffeeangelsas</text:p>
          </table:table-cell>
          <table:table-cell table:formula="of:=CONCATENATE(&quot;/images/internal/&quot;;[.$C6];[.D$1])" office:value-type="string" office:string-value="/images/internal/coffeeangelsas_int.png" calcext:value-type="string">
            <text:p>/images/internal/coffeeangelsas_int.png</text:p>
          </table:table-cell>
          <table:table-cell table:formula="of:=CONCATENATE(&quot;/images/internal/&quot;;[.$C6];[.E$1])" office:value-type="string" office:string-value="/images/internal/coffeeangelsas_ext.png" calcext:value-type="string">
            <text:p>/images/internal/coffeeangelsas_ext.png</text:p>
          </table:table-cell>
        </table:table-row>
        <table:table-row table:style-name="ro1">
          <table:table-cell office:value-type="string" calcext:value-type="string">
            <text:p>Base Merrion</text:p>
          </table:table-cell>
          <table:table-cell office:value-type="string" calcext:value-type="string">
            <text:p>180 Merrion road, Ballsbridge, Dublin 4</text:p>
          </table:table-cell>
          <table:table-cell office:value-type="string" calcext:value-type="string">
            <text:p>basemerrion</text:p>
          </table:table-cell>
          <table:table-cell table:formula="of:=CONCATENATE(&quot;/images/internal/&quot;;[.$C7];[.D$1])" office:value-type="string" office:string-value="/images/internal/basemerrion_int.png" calcext:value-type="string">
            <text:p>/images/internal/basemerrion_int.png</text:p>
          </table:table-cell>
          <table:table-cell table:formula="of:=CONCATENATE(&quot;/images/internal/&quot;;[.$C7];[.E$1])" office:value-type="string" office:string-value="/images/internal/basemerrion_ext.png" calcext:value-type="string">
            <text:p>/images/internal/basemerrion_ext.png</text:p>
          </table:table-cell>
        </table:table-row>
        <table:table-row table:style-name="ro1">
          <table:table-cell office:value-type="string" calcext:value-type="string">
            <text:p>Sister Sadie</text:p>
          </table:table-cell>
          <table:table-cell office:value-type="string" calcext:value-type="string">
            <text:p>46a Harrington St, Dublin 8</text:p>
          </table:table-cell>
          <table:table-cell office:value-type="string" calcext:value-type="string">
            <text:p>sistersadie</text:p>
          </table:table-cell>
          <table:table-cell table:formula="of:=CONCATENATE(&quot;/images/internal/&quot;;[.$C8];[.D$1])" office:value-type="string" office:string-value="/images/internal/sistersadie_int.png" calcext:value-type="string">
            <text:p>/images/internal/sistersadie_int.png</text:p>
          </table:table-cell>
          <table:table-cell table:formula="of:=CONCATENATE(&quot;/images/internal/&quot;;[.$C8];[.E$1])" office:value-type="string" office:string-value="/images/internal/sistersadie_ext.png" calcext:value-type="string">
            <text:p>/images/internal/sistersadie_ext.png</text:p>
          </table:table-cell>
        </table:table-row>
        <table:table-row table:style-name="ro1">
          <table:table-cell office:value-type="string" calcext:value-type="string">
            <text:p>3fe</text:p>
          </table:table-cell>
          <table:table-cell office:value-type="string" calcext:value-type="string">
            <text:p>32/34 Lwr Grand Canal Street Dublin 2</text:p>
          </table:table-cell>
          <table:table-cell office:value-type="string" calcext:value-type="string">
            <text:p>3fe</text:p>
          </table:table-cell>
          <table:table-cell table:formula="of:=CONCATENATE(&quot;/images/internal/&quot;;[.$C9];[.D$1])" office:value-type="string" office:string-value="/images/internal/3fe_int.png" calcext:value-type="string">
            <text:p>/images/internal/3fe_int.png</text:p>
          </table:table-cell>
          <table:table-cell table:formula="of:=CONCATENATE(&quot;/images/internal/&quot;;[.$C9];[.E$1])" office:value-type="string" office:string-value="/images/internal/3fe_ext.png" calcext:value-type="string">
            <text:p>/images/internal/3fe_ext.png</text:p>
          </table:table-cell>
        </table:table-row>
        <table:table-row table:style-name="ro1">
          <table:table-cell office:value-type="string" calcext:value-type="string">
            <text:p>Vice Coffee Inc</text:p>
          </table:table-cell>
          <table:table-cell office:value-type="string" calcext:value-type="string">
            <text:p>54 Middle Abbey street, Dublin 1</text:p>
          </table:table-cell>
          <table:table-cell office:value-type="string" calcext:value-type="string">
            <text:p>vice</text:p>
          </table:table-cell>
          <table:table-cell table:formula="of:=CONCATENATE(&quot;/images/internal/&quot;;[.$C10];[.D$1])" office:value-type="string" office:string-value="/images/internal/vice_int.png" calcext:value-type="string">
            <text:p>/images/internal/vice_int.png</text:p>
          </table:table-cell>
          <table:table-cell table:formula="of:=CONCATENATE(&quot;/images/internal/&quot;;[.$C10];[.E$1])" office:value-type="string" office:string-value="/images/internal/vice_ext.png" calcext:value-type="string">
            <text:p>/images/internal/vice_ext.png</text:p>
          </table:table-cell>
        </table:table-row>
        <table:table-row table:style-name="ro1">
          <table:table-cell office:value-type="string" calcext:value-type="string">
            <text:p>Base Terenure</text:p>
          </table:table-cell>
          <table:table-cell office:value-type="string" calcext:value-type="string">
            <text:p>92 Terenure Road East, Dublin 6</text:p>
          </table:table-cell>
          <table:table-cell office:value-type="string" calcext:value-type="string">
            <text:p>baseterenure</text:p>
          </table:table-cell>
          <table:table-cell table:formula="of:=CONCATENATE(&quot;/images/internal/&quot;;[.$C11];[.D$1])" office:value-type="string" office:string-value="/images/internal/baseterenure_int.png" calcext:value-type="string">
            <text:p>/images/internal/baseterenure_int.png</text:p>
          </table:table-cell>
          <table:table-cell table:formula="of:=CONCATENATE(&quot;/images/internal/&quot;;[.$C11];[.E$1])" office:value-type="string" office:string-value="/images/internal/baseterenure_ext.png" calcext:value-type="string">
            <text:p>/images/internal/baseterenure_ext.png</text:p>
          </table:table-cell>
        </table:table-row>
        <table:table-row table:style-name="ro1">
          <table:table-cell office:value-type="string" calcext:value-type="string">
            <text:p>All City Records</text:p>
          </table:table-cell>
          <table:table-cell office:value-type="string" calcext:value-type="string">
            <text:p>4 Crow Street, Temple Bar, Dublin 2</text:p>
          </table:table-cell>
          <table:table-cell office:value-type="string" calcext:value-type="string">
            <text:p>allcity</text:p>
          </table:table-cell>
          <table:table-cell table:formula="of:=CONCATENATE(&quot;/images/internal/&quot;;[.$C12];[.D$1])" office:value-type="string" office:string-value="/images/internal/allcity_int.png" calcext:value-type="string">
            <text:p>/images/internal/allcity_int.png</text:p>
          </table:table-cell>
          <table:table-cell table:formula="of:=CONCATENATE(&quot;/images/internal/&quot;;[.$C12];[.E$1])" office:value-type="string" office:string-value="/images/internal/allcity_ext.png" calcext:value-type="string">
            <text:p>/images/internal/allcity_ext.png</text:p>
          </table:table-cell>
        </table:table-row>
        <table:table-row table:style-name="ro1">
          <table:table-cell office:value-type="string" calcext:value-type="string">
            <text:p>Full Circle Coffee</text:p>
          </table:table-cell>
          <table:table-cell office:value-type="string" calcext:value-type="string">
            <text:p>46 Manor Street, Stoneybatter, Dublin 7</text:p>
          </table:table-cell>
          <table:table-cell office:value-type="string" calcext:value-type="string">
            <text:p>fullcircle</text:p>
          </table:table-cell>
          <table:table-cell table:formula="of:=CONCATENATE(&quot;/images/internal/&quot;;[.$C13];[.D$1])" office:value-type="string" office:string-value="/images/internal/fullcircle_int.png" calcext:value-type="string">
            <text:p>/images/internal/fullcircle_int.png</text:p>
          </table:table-cell>
          <table:table-cell table:formula="of:=CONCATENATE(&quot;/images/internal/&quot;;[.$C13];[.E$1])" office:value-type="string" office:string-value="/images/internal/fullcircle_ext.png" calcext:value-type="string">
            <text:p>/images/internal/fullcircle_ext.png</text:p>
          </table:table-cell>
        </table:table-row>
        <table:table-row table:style-name="ro1">
          <table:table-cell office:value-type="string" calcext:value-type="string">
            <text:p>Diep Le Shaker</text:p>
          </table:table-cell>
          <table:table-cell office:value-type="string" calcext:value-type="string">
            <text:p>55 Pembroke Ln, Dublin 2</text:p>
          </table:table-cell>
          <table:table-cell office:value-type="string" calcext:value-type="string">
            <text:p>diep</text:p>
          </table:table-cell>
          <table:table-cell table:formula="of:=CONCATENATE(&quot;/images/internal/&quot;;[.$C14];[.D$1])" office:value-type="string" office:string-value="/images/internal/diep_int.png" calcext:value-type="string">
            <text:p>/images/internal/diep_int.png</text:p>
          </table:table-cell>
          <table:table-cell table:formula="of:=CONCATENATE(&quot;/images/internal/&quot;;[.$C14];[.E$1])" office:value-type="string" office:string-value="/images/internal/diep_ext.png" calcext:value-type="string">
            <text:p>/images/internal/diep_ext.png</text:p>
          </table:table-cell>
        </table:table-row>
        <table:table-row table:style-name="ro1">
          <table:table-cell office:value-type="string" calcext:value-type="string">
            <text:p>Brother Hubbard</text:p>
          </table:table-cell>
          <table:table-cell office:value-type="string" calcext:value-type="string">
            <text:p>153 Capel Street, Dublin 1,</text:p>
          </table:table-cell>
          <table:table-cell office:value-type="string" calcext:value-type="string">
            <text:p>brotherhubbard</text:p>
          </table:table-cell>
          <table:table-cell table:formula="of:=CONCATENATE(&quot;/images/internal/&quot;;[.$C15];[.D$1])" office:value-type="string" office:string-value="/images/internal/brotherhubbard_int.png" calcext:value-type="string">
            <text:p>/images/internal/brotherhubbard_int.png</text:p>
          </table:table-cell>
          <table:table-cell table:formula="of:=CONCATENATE(&quot;/images/internal/&quot;;[.$C15];[.E$1])" office:value-type="string" office:string-value="/images/internal/brotherhubbard_ext.png" calcext:value-type="string">
            <text:p>/images/internal/brotherhubbard_ext.png</text:p>
          </table:table-cell>
        </table:table-row>
        <table:table-row table:style-name="ro1">
          <table:table-cell office:value-type="string" calcext:value-type="string">
            <text:p>Fallon &amp; Byrne</text:p>
          </table:table-cell>
          <table:table-cell office:value-type="string" calcext:value-type="string">
            <text:p>11-17 Exchequer St, Dublin 2</text:p>
          </table:table-cell>
          <table:table-cell office:value-type="string" calcext:value-type="string">
            <text:p>fallon</text:p>
          </table:table-cell>
          <table:table-cell table:formula="of:=CONCATENATE(&quot;/images/internal/&quot;;[.$C16];[.D$1])" office:value-type="string" office:string-value="/images/internal/fallon_int.png" calcext:value-type="string">
            <text:p>/images/internal/fallon_int.png</text:p>
          </table:table-cell>
          <table:table-cell table:formula="of:=CONCATENATE(&quot;/images/internal/&quot;;[.$C16];[.E$1])" office:value-type="string" office:string-value="/images/internal/fallon_ext.png" calcext:value-type="string">
            <text:p>/images/internal/fallon_ext.png</text:p>
          </table:table-cell>
        </table:table-row>
        <table:table-row table:style-name="ro1">
          <table:table-cell office:value-type="string" calcext:value-type="string">
            <text:p>L Mulligan Grocer</text:p>
          </table:table-cell>
          <table:table-cell office:value-type="string" calcext:value-type="string">
            <text:p>18 Stoneybatter, Dublin 7</text:p>
          </table:table-cell>
          <table:table-cell office:value-type="string" calcext:value-type="string">
            <text:p>lmulligan</text:p>
          </table:table-cell>
          <table:table-cell table:formula="of:=CONCATENATE(&quot;/images/internal/&quot;;[.$C17];[.D$1])" office:value-type="string" office:string-value="/images/internal/lmulligan_int.png" calcext:value-type="string">
            <text:p>/images/internal/lmulligan_int.png</text:p>
          </table:table-cell>
          <table:table-cell table:formula="of:=CONCATENATE(&quot;/images/internal/&quot;;[.$C17];[.E$1])" office:value-type="string" office:string-value="/images/internal/lmulligan_ext.png" calcext:value-type="string">
            <text:p>/images/internal/lmulligan_ext.png</text:p>
          </table:table-cell>
        </table:table-row>
        <table:table-row table:style-name="ro1">
          <table:table-cell office:value-type="string" calcext:value-type="string">
            <text:p>Hollands</text:p>
          </table:table-cell>
          <table:table-cell office:value-type="string" calcext:value-type="string">
            <text:p>80 Main St, Bray, Co. WIcklow</text:p>
          </table:table-cell>
          <table:table-cell office:value-type="string" calcext:value-type="string">
            <text:p>hollands</text:p>
          </table:table-cell>
          <table:table-cell table:formula="of:=CONCATENATE(&quot;/images/internal/&quot;;[.$C18];[.D$1])" office:value-type="string" office:string-value="/images/internal/hollands_int.png" calcext:value-type="string">
            <text:p>/images/internal/hollands_int.png</text:p>
          </table:table-cell>
          <table:table-cell table:formula="of:=CONCATENATE(&quot;/images/internal/&quot;;[.$C18];[.E$1])" office:value-type="string" office:string-value="/images/internal/hollands_ext.png" calcext:value-type="string">
            <text:p>/images/internal/hollands_ext.png</text:p>
          </table:table-cell>
        </table:table-row>
        <table:table-row table:style-name="ro1">
          <table:table-cell office:value-type="string" calcext:value-type="string">
            <text:p>Blahs Cafe</text:p>
          </table:table-cell>
          <table:table-cell office:value-type="string" calcext:value-type="string">
            <text:p>The Chocolate Factory, 26 King's Inns St, Dublin 1</text:p>
          </table:table-cell>
          <table:table-cell office:value-type="string" calcext:value-type="string">
            <text:p>blahs</text:p>
          </table:table-cell>
          <table:table-cell table:formula="of:=CONCATENATE(&quot;/images/internal/&quot;;[.$C19];[.D$1])" office:value-type="string" office:string-value="/images/internal/blahs_int.png" calcext:value-type="string">
            <text:p>/images/internal/blahs_int.png</text:p>
          </table:table-cell>
          <table:table-cell table:formula="of:=CONCATENATE(&quot;/images/internal/&quot;;[.$C19];[.E$1])" office:value-type="string" office:string-value="/images/internal/blahs_ext.png" calcext:value-type="string">
            <text:p>/images/internal/blahs_ext.png</text:p>
          </table:table-cell>
        </table:table-row>
        <table:table-row table:style-name="ro1">
          <table:table-cell office:value-type="string" calcext:value-type="string">
            <text:p>Little Ass Burrito</text:p>
          </table:table-cell>
          <table:table-cell office:value-type="string" calcext:value-type="string">
            <text:p>32A Dawson Street, Dublin 2</text:p>
          </table:table-cell>
          <table:table-cell office:value-type="string" calcext:value-type="string">
            <text:p>littleass</text:p>
          </table:table-cell>
          <table:table-cell table:formula="of:=CONCATENATE(&quot;/images/internal/&quot;;[.$C20];[.D$1])" office:value-type="string" office:string-value="/images/internal/littleass_int.png" calcext:value-type="string">
            <text:p>/images/internal/littleass_int.png</text:p>
          </table:table-cell>
          <table:table-cell table:formula="of:=CONCATENATE(&quot;/images/internal/&quot;;[.$C20];[.E$1])" office:value-type="string" office:string-value="/images/internal/littleass_ext.png" calcext:value-type="string">
            <text:p>/images/internal/littleass_ext.png</text:p>
          </table:table-cell>
        </table:table-row>
        <table:table-row table:style-name="ro1">
          <table:table-cell office:value-type="string" calcext:value-type="string">
            <text:p>Kaph</text:p>
          </table:table-cell>
          <table:table-cell office:value-type="string" calcext:value-type="string">
            <text:p>31 Drury St, Dublin 2, Ireland</text:p>
          </table:table-cell>
          <table:table-cell office:value-type="string" calcext:value-type="string">
            <text:p>kaph</text:p>
          </table:table-cell>
          <table:table-cell table:formula="of:=CONCATENATE(&quot;/images/internal/&quot;;[.$C21];[.D$1])" office:value-type="string" office:string-value="/images/internal/kaph_int.png" calcext:value-type="string">
            <text:p>/images/internal/kaph_int.png</text:p>
          </table:table-cell>
          <table:table-cell table:formula="of:=CONCATENATE(&quot;/images/internal/&quot;;[.$C21];[.E$1])" office:value-type="string" office:string-value="/images/internal/kaph_ext.png" calcext:value-type="string">
            <text:p>/images/internal/kaph_ext.png</text:p>
          </table:table-cell>
        </table:table-row>
        <table:table-row table:style-name="ro1">
          <table:table-cell office:value-type="string" calcext:value-type="string">
            <text:p>twofiftysquare</text:p>
          </table:table-cell>
          <table:table-cell office:value-type="string" calcext:value-type="string">
            <text:p>Williams Park, Rathmines Rd Lower, Rathmines, Dublin, Ireland</text:p>
          </table:table-cell>
          <table:table-cell office:value-type="string" calcext:value-type="string">
            <text:p>twofifty</text:p>
          </table:table-cell>
          <table:table-cell table:formula="of:=CONCATENATE(&quot;/images/internal/&quot;;[.$C22];[.D$1])" office:value-type="string" office:string-value="/images/internal/twofifty_int.png" calcext:value-type="string">
            <text:p>/images/internal/twofifty_int.png</text:p>
          </table:table-cell>
          <table:table-cell table:formula="of:=CONCATENATE(&quot;/images/internal/&quot;;[.$C22];[.E$1])" office:value-type="string" office:string-value="/images/internal/twofifty_ext.png" calcext:value-type="string">
            <text:p>/images/internal/twofifty_ext.png</text:p>
          </table:table-cell>
        </table:table-row>
        <table:table-row table:style-name="ro1">
          <table:table-cell office:value-type="string" calcext:value-type="string">
            <text:p>Yogism</text:p>
          </table:table-cell>
          <table:table-cell office:value-type="string" calcext:value-type="string">
            <text:p>23 Dawson Street, Dublin 2</text:p>
          </table:table-cell>
          <table:table-cell office:value-type="string" calcext:value-type="string">
            <text:p>yogism</text:p>
          </table:table-cell>
          <table:table-cell table:formula="of:=CONCATENATE(&quot;/images/internal/&quot;;[.$C23];[.D$1])" office:value-type="string" office:string-value="/images/internal/yogism_int.png" calcext:value-type="string">
            <text:p>/images/internal/yogism_int.png</text:p>
          </table:table-cell>
          <table:table-cell table:formula="of:=CONCATENATE(&quot;/images/internal/&quot;;[.$C23];[.E$1])" office:value-type="string" office:string-value="/images/internal/yogism_ext.png" calcext:value-type="string">
            <text:p>/images/internal/yogism_ext.png</text:p>
          </table:table-cell>
        </table:table-row>
        <table:table-row table:style-name="ro1">
          <table:table-cell office:value-type="string" calcext:value-type="string">
            <text:p>WJ Kavanagh</text:p>
          </table:table-cell>
          <table:table-cell office:value-type="string" calcext:value-type="string">
            <text:p>4 &amp; 5 Lower Dorset St, Dublin 1</text:p>
          </table:table-cell>
          <table:table-cell office:value-type="string" calcext:value-type="string">
            <text:p>wjk</text:p>
          </table:table-cell>
          <table:table-cell table:formula="of:=CONCATENATE(&quot;/images/internal/&quot;;[.$C24];[.D$1])" office:value-type="string" office:string-value="/images/internal/wjk_int.png" calcext:value-type="string">
            <text:p>/images/internal/wjk_int.png</text:p>
          </table:table-cell>
          <table:table-cell table:formula="of:=CONCATENATE(&quot;/images/internal/&quot;;[.$C24];[.E$1])" office:value-type="string" office:string-value="/images/internal/wjk_ext.png" calcext:value-type="string">
            <text:p>/images/internal/wjk_ext.png</text:p>
          </table:table-cell>
        </table:table-row>
        <table:table-row table:style-name="ro1">
          <table:table-cell office:value-type="string" calcext:value-type="string">
            <text:p>Brioche</text:p>
          </table:table-cell>
          <table:table-cell office:value-type="string" calcext:value-type="string">
            <text:p>51 Elmwood Avenue, Ranelagh, D6</text:p>
          </table:table-cell>
          <table:table-cell office:value-type="string" calcext:value-type="string">
            <text:p>brioche</text:p>
          </table:table-cell>
          <table:table-cell table:formula="of:=CONCATENATE(&quot;/images/internal/&quot;;[.$C25];[.D$1])" office:value-type="string" office:string-value="/images/internal/brioche_int.png" calcext:value-type="string">
            <text:p>/images/internal/brioche_int.png</text:p>
          </table:table-cell>
          <table:table-cell table:formula="of:=CONCATENATE(&quot;/images/internal/&quot;;[.$C25];[.E$1])" office:value-type="string" office:string-value="/images/internal/brioche_ext.png" calcext:value-type="string">
            <text:p>/images/internal/brioche_ext.png</text:p>
          </table:table-cell>
        </table:table-row>
        <table:table-row table:style-name="ro1">
          <table:table-cell office:value-type="string" calcext:value-type="string">
            <text:p>Roasted Brown</text:p>
          </table:table-cell>
          <table:table-cell office:value-type="string" calcext:value-type="string">
            <text:p>PROJECT ARTS CENTRE, 39 Essex Street East, Dublin 2</text:p>
          </table:table-cell>
          <table:table-cell office:value-type="string" calcext:value-type="string">
            <text:p>roastedbrown</text:p>
          </table:table-cell>
          <table:table-cell table:formula="of:=CONCATENATE(&quot;/images/internal/&quot;;[.$C26];[.D$1])" office:value-type="string" office:string-value="/images/internal/roastedbrown_int.png" calcext:value-type="string">
            <text:p>/images/internal/roastedbrown_int.png</text:p>
          </table:table-cell>
          <table:table-cell table:formula="of:=CONCATENATE(&quot;/images/internal/&quot;;[.$C26];[.E$1])" office:value-type="string" office:string-value="/images/internal/roastedbrown_ext.png" calcext:value-type="string">
            <text:p>/images/internal/roastedbrown_ext.png</text:p>
          </table:table-cell>
        </table:table-row>
        <table:table-row table:style-name="ro1">
          <table:table-cell office:value-type="string" calcext:value-type="string">
            <text:p>Tamp &amp; Stitch</text:p>
          </table:table-cell>
          <table:table-cell office:value-type="string" calcext:value-type="string">
            <text:p>Unit 2 Scarlett Row, Essex Street, Dublin 2</text:p>
          </table:table-cell>
          <table:table-cell office:value-type="string" calcext:value-type="string">
            <text:p>tamp</text:p>
          </table:table-cell>
          <table:table-cell table:formula="of:=CONCATENATE(&quot;/images/internal/&quot;;[.$C27];[.D$1])" office:value-type="string" office:string-value="/images/internal/tamp_int.png" calcext:value-type="string">
            <text:p>/images/internal/tamp_int.png</text:p>
          </table:table-cell>
          <table:table-cell table:formula="of:=CONCATENATE(&quot;/images/internal/&quot;;[.$C27];[.E$1])" office:value-type="string" office:string-value="/images/internal/tamp_ext.png" calcext:value-type="string">
            <text:p>/images/internal/tamp_ext.png</text:p>
          </table:table-cell>
        </table:table-row>
        <table:table-row table:style-name="ro1">
          <table:table-cell office:value-type="string" calcext:value-type="string">
            <text:p>Clement and Pekoe</text:p>
          </table:table-cell>
          <table:table-cell office:value-type="string" calcext:value-type="string">
            <text:p>50 South William St, Dublin 2, Ireland</text:p>
          </table:table-cell>
          <table:table-cell office:value-type="string" calcext:value-type="string">
            <text:p>clement</text:p>
          </table:table-cell>
          <table:table-cell table:formula="of:=CONCATENATE(&quot;/images/internal/&quot;;[.$C28];[.D$1])" office:value-type="string" office:string-value="/images/internal/clement_int.png" calcext:value-type="string">
            <text:p>/images/internal/clement_int.png</text:p>
          </table:table-cell>
          <table:table-cell table:formula="of:=CONCATENATE(&quot;/images/internal/&quot;;[.$C28];[.E$1])" office:value-type="string" office:string-value="/images/internal/clement_ext.png" calcext:value-type="string">
            <text:p>/images/internal/clement_ext.png</text:p>
          </table:table-cell>
        </table:table-row>
        <table:table-row table:style-name="ro1">
          <table:table-cell office:value-type="string" calcext:value-type="string">
            <text:p>Sip &amp; Slurp</text:p>
          </table:table-cell>
          <table:table-cell office:value-type="string" calcext:value-type="string">
            <text:p>67 Charlemont St, Dublin 2</text:p>
          </table:table-cell>
          <table:table-cell office:value-type="string" calcext:value-type="string">
            <text:p>sitandslurp</text:p>
          </table:table-cell>
          <table:table-cell table:formula="of:=CONCATENATE(&quot;/images/internal/&quot;;[.$C29];[.D$1])" office:value-type="string" office:string-value="/images/internal/sitandslurp_int.png" calcext:value-type="string">
            <text:p>/images/internal/sitandslurp_int.png</text:p>
          </table:table-cell>
          <table:table-cell table:formula="of:=CONCATENATE(&quot;/images/internal/&quot;;[.$C29];[.E$1])" office:value-type="string" office:string-value="/images/internal/sitandslurp_ext.png" calcext:value-type="string">
            <text:p>/images/internal/sitandslurp_ext.png</text:p>
          </table:table-cell>
        </table:table-row>
        <table:table-row table:style-name="ro1">
          <table:table-cell office:value-type="string" calcext:value-type="string">
            <text:p>third space</text:p>
          </table:table-cell>
          <table:table-cell office:value-type="string" calcext:value-type="string">
            <text:p>14, 7 Smithfield, Dublin 7</text:p>
          </table:table-cell>
          <table:table-cell office:value-type="string" calcext:value-type="string">
            <text:p>thirdspace</text:p>
          </table:table-cell>
          <table:table-cell table:formula="of:=CONCATENATE(&quot;/images/internal/&quot;;[.$C30];[.D$1])" office:value-type="string" office:string-value="/images/internal/thirdspace_int.png" calcext:value-type="string">
            <text:p>/images/internal/thirdspace_int.png</text:p>
          </table:table-cell>
          <table:table-cell table:formula="of:=CONCATENATE(&quot;/images/internal/&quot;;[.$C30];[.E$1])" office:value-type="string" office:string-value="/images/internal/thirdspace_ext.png" calcext:value-type="string">
            <text:p>/images/internal/thirdspace_ext.png</text:p>
          </table:table-cell>
        </table:table-row>
        <table:table-row table:style-name="ro1">
          <table:table-cell office:value-type="string" calcext:value-type="string">
            <text:p>foodgame</text:p>
          </table:table-cell>
          <table:table-cell office:value-type="string" calcext:value-type="string">
            <text:p>10 South Lotts Road, Ringsend, Dublin 4</text:p>
          </table:table-cell>
          <table:table-cell office:value-type="string" calcext:value-type="string">
            <text:p>foodgame</text:p>
          </table:table-cell>
          <table:table-cell table:formula="of:=CONCATENATE(&quot;/images/internal/&quot;;[.$C31];[.D$1])" office:value-type="string" office:string-value="/images/internal/foodgame_int.png" calcext:value-type="string">
            <text:p>/images/internal/foodgame_int.png</text:p>
          </table:table-cell>
          <table:table-cell table:formula="of:=CONCATENATE(&quot;/images/internal/&quot;;[.$C31];[.E$1])" office:value-type="string" office:string-value="/images/internal/foodgame_ext.png" calcext:value-type="string">
            <text:p>/images/internal/foodgame_ext.png</text:p>
          </table:table-cell>
        </table:table-row>
        <table:table-row table:style-name="ro1">
          <table:table-cell office:value-type="string" calcext:value-type="string">
            <text:p>Indigo and Cloth</text:p>
          </table:table-cell>
          <table:table-cell office:value-type="string" calcext:value-type="string">
            <text:p>9 Essex Street East, Temple Bar, Dublin 2.</text:p>
          </table:table-cell>
          <table:table-cell office:value-type="string" calcext:value-type="string">
            <text:p>indigo</text:p>
          </table:table-cell>
          <table:table-cell table:formula="of:=CONCATENATE(&quot;/images/internal/&quot;;[.$C32];[.D$1])" office:value-type="string" office:string-value="/images/internal/indigo_int.png" calcext:value-type="string">
            <text:p>/images/internal/indigo_int.png</text:p>
          </table:table-cell>
          <table:table-cell table:formula="of:=CONCATENATE(&quot;/images/internal/&quot;;[.$C32];[.E$1])" office:value-type="string" office:string-value="/images/internal/indigo_ext.png" calcext:value-type="string">
            <text:p>/images/internal/indigo_ext.png</text:p>
          </table:table-cell>
        </table:table-row>
        <table:table-row table:style-name="ro1">
          <table:table-cell office:value-type="string" calcext:value-type="string">
            <text:p>Science Gallery</text:p>
          </table:table-cell>
          <table:table-cell office:value-type="string" calcext:value-type="string">
            <text:p>Naughton Institute, Dublin, Trinity Technology &amp; Enterprise Campus, Pearse St, Dublin 2</text:p>
          </table:table-cell>
          <table:table-cell office:value-type="string" calcext:value-type="string">
            <text:p>science</text:p>
          </table:table-cell>
          <table:table-cell table:formula="of:=CONCATENATE(&quot;/images/internal/&quot;;[.$C33];[.D$1])" office:value-type="string" office:string-value="/images/internal/science_int.png" calcext:value-type="string">
            <text:p>/images/internal/science_int.png</text:p>
          </table:table-cell>
          <table:table-cell table:formula="of:=CONCATENATE(&quot;/images/internal/&quot;;[.$C33];[.E$1])" office:value-type="string" office:string-value="/images/internal/science_ext.png" calcext:value-type="string">
            <text:p>/images/internal/science_ext.png</text:p>
          </table:table-cell>
        </table:table-row>
        <table:table-row table:style-name="ro1">
          <table:table-cell office:value-type="string" calcext:value-type="string">
            <text:p>urbun</text:p>
          </table:table-cell>
          <table:table-cell office:value-type="string" calcext:value-type="string">
            <text:p>Old Bray Road Cabinteely, Dublin 18</text:p>
          </table:table-cell>
          <table:table-cell office:value-type="string" calcext:value-type="string">
            <text:p>urbun</text:p>
          </table:table-cell>
          <table:table-cell table:formula="of:=CONCATENATE(&quot;/images/internal/&quot;;[.$C34];[.D$1])" office:value-type="string" office:string-value="/images/internal/urbun_int.png" calcext:value-type="string">
            <text:p>/images/internal/urbun_int.png</text:p>
          </table:table-cell>
          <table:table-cell table:formula="of:=CONCATENATE(&quot;/images/internal/&quot;;[.$C34];[.E$1])" office:value-type="string" office:string-value="/images/internal/urbun_ext.png" calcext:value-type="string">
            <text:p>/images/internal/urbun_ext.png</text:p>
          </table:table-cell>
        </table:table-row>
        <table:table-row table:style-name="ro1">
          <table:table-cell office:value-type="string" calcext:value-type="string">
            <text:p>The Fumbally</text:p>
          </table:table-cell>
          <table:table-cell office:value-type="string" calcext:value-type="string">
            <text:p>Fumbally Lane, Dublin 8</text:p>
          </table:table-cell>
          <table:table-cell office:value-type="string" calcext:value-type="string">
            <text:p>fumbally</text:p>
          </table:table-cell>
          <table:table-cell table:formula="of:=CONCATENATE(&quot;/images/internal/&quot;;[.$C35];[.D$1])" office:value-type="string" office:string-value="/images/internal/fumbally_int.png" calcext:value-type="string">
            <text:p>/images/internal/fumbally_int.png</text:p>
          </table:table-cell>
          <table:table-cell table:formula="of:=CONCATENATE(&quot;/images/internal/&quot;;[.$C35];[.E$1])" office:value-type="string" office:string-value="/images/internal/fumbally_ext.png" calcext:value-type="string">
            <text:p>/images/internal/fumbally_ext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20:55:15.499000000</meta:creation-date>
    <dc:date>2016-01-03T05:14:18.237000000</dc:date>
    <meta:editing-duration>PT6H20M12S</meta:editing-duration>
    <meta:editing-cycles>1</meta:editing-cycles>
    <meta:document-statistic meta:table-count="1" meta:cell-count="175" meta:object-count="0"/>
    <meta:generator>LibreOffice/4.4.6.3$Windows_x86 LibreOffice_project/e8938fd3328e95dcf59dd64e7facd2c7d67c704d</meta:generator>
  </office:meta>
</office:document-meta>
</file>